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pitch="variable"/>
    <style:font-face style:name="Times New Roman" svg:font-family="'Times New Roman'" style:font-pitch="variable"/>
    <style:font-face style:name="Verdana" svg:font-family="Verdana" style:font-pitch="variable"/>
    <style:font-face style:name="%U*•'F0ˇøç˝$" svg:font-family="%U*•'F0ˇøç˝$" style:font-family-generic="swiss" style:font-pitch="variable"/>
    <style:font-face style:name="'Z*•'F0ˇøç˝$" svg:font-family="'Z*•'F0ˇøç˝$" style:font-family-generic="swiss" style:font-pitch="variable"/>
    <style:font-face style:name="Arial" svg:font-family="Arial" style:font-family-generic="swiss" style:font-pitch="variable"/>
    <style:font-face style:name="ÿ◊%•'F0ˇøç˝$" svg:font-family="ÿ◊%•'F0ˇøç˝$" style:font-family-generic="swiss" style:font-pitch="variable"/>
    <style:font-face style:name="’Ü*•'F0ˇøç˝$" svg:font-family="’Ü*•'F0ˇøç˝$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ÿ◊%•'F0ˇøç˝$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’Ü*•'F0ˇøç˝$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%U*•'F0ˇøç˝$" fo:font-size="12pt" fo:font-style="normal" fo:text-shadow="none" style:text-underline-style="none" fo:font-weight="normal" style:font-size-asian="12pt" style:font-style-asian="normal" style:font-weight-asian="normal" style:font-name-complex="%U*•'F0ˇøç˝$" style:font-size-complex="12pt" style:font-style-complex="normal" style:font-weight-complex="normal"/>
    </style:style>
    <style:style style:name="T7" style:family="text">
      <style:text-properties fo:color="#ff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'Z*•'F0ˇøç˝$" fo:font-size="12pt" fo:font-style="normal" fo:text-shadow="none" style:text-underline-style="none" fo:font-weight="normal" style:font-size-asian="12pt" style:font-style-asian="normal" style:font-weight-asian="normal" style:font-name-complex="'Z*•'F0ˇøç˝$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ECTION 2 </text:p>
          </table:table-cell>
          <table:table-cell table:style-name="ce1" office:value-type="string">
            <text:p>Common Expression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I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aagg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l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re, again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avr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nough. That's all!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k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good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uv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's up? What's the matter? [lit., What is he/she/it doing?]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Sumiŋ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from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Kiña ilvich? // Kisu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are you? What is your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Pis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ant to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Pis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don't want to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siġla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ay I come in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Pisaŋŋitkikp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xcuse me. I didn't mean to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Uvv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re! Take it!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Naa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? Where is it?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Taikuu. // Quyaann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nk you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K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 ahead!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CTION 3</text:p>
          </table:table-cell>
          <table:table-cell table:style-name="ce1" office:value-type="string">
            <text:p>Exclam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Piñagu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do it. Leave it alone. Don't bother him/her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pa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 many! It's a lot!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Aarig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od! Really good!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Ar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don't want to! Ouch! That hurts! That's too bad!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Qilamik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urry up!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ḷakk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o bad! What a shame! It's no good!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atchikaaŋ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tch out! Danger! It's scary [refers usually to physical danger]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Ar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op it! [expression of annoyance]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Yatch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od job!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Yuay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w!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akłiiŋ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oor thing!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aqq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foul smelling! It stinks!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Uuttuku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 small!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lapp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very cold! I'm cold!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Irig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ary! Creepy! Danger!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Allai! // Allais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w! It's fun!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Nakkuu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good!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Uqquu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arm! [usually of a building or clothing]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Nia'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pe!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Iii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nasty, ugly, bad, wrong! [expression of dislike, disapproval]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Anaŋŋ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cute!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Unal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is one too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Qanuq un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is is no good!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Suvikpa un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n the world is he/she doing?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Akk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 much! Too much!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Ikk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messy, dirty!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ta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 quiet!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may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don't know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Ami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n't that right?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y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?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Ataŋi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ook! Look right here! Look over there!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isten!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Imma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isten to that noise [of something unseen].</text:p>
          </table:table-cell>
          <table:table-cell table:number-columns-repeated="102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Uumiñaq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nnoying! What a pain!</text:p>
          </table:table-cell>
          <table:table-cell table:number-columns-repeated="102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Apas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oo big, too much! He/she is very big!</text:p>
          </table:table-cell>
          <table:table-cell table:number-columns-repeated="1022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Taikuq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rves you right!</text:p>
          </table:table-cell>
          <table:table-cell table:number-columns-repeated="1022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Taikuullapi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nk you very much.</text:p>
          </table:table-cell>
          <table:table-cell table:number-columns-repeated="1022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Ay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eally?</text:p>
          </table:table-cell>
          <table:table-cell table:number-columns-repeated="1022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Qaŋa tai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been a long time.</text:p>
          </table:table-cell>
          <table:table-cell table:number-columns-repeated="102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Ayas! // Atchas! // Atchay!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lmost!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CTION 4</text:p>
          </table:table-cell>
          <table:table-cell table:style-name="ce1" office:value-type="string">
            <text:p>Greeting and Leave-Taking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anuq it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you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Qanuq itpis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you all/you(3+)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doing? How are you doing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Naku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fin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kuur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 are fine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anuq itpa nulian/uiñ? Nak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is your wife/husband? He/she is fin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Qitunġatinli? // Atniġñ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your children, how about them? // They've been sick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Qanuq itpat ŋatin? // Nak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your relatives? // They're fine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Supman mauŋaqpich? // Tama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y did you come here? // For no particular reason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auyaq maaniitpa? // Maaniinŋ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Nauyaq here? // She's not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Uvlaakunlu. // Maatnugunl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e you tomorrow again. // See you later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CTION 5</text:p>
          </table:table-cell>
          <table:table-cell table:style-name="ce1" office:value-type="string">
            <text:p>Common Request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Isiġñ. // Isi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e in [to one person]. // Come in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nniñ. // Anis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 out [to one person]. // Go ou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Maliŋŋa. // Maliksit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e with me [to one person]. // Come with m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Ikayuŋŋa. // Ikayuqsit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lp me [to one person]. // Help m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nirruŋ. // Anitch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ke it out [to one person]. // Take it ou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Tigguuŋ. // Tigu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ke it, pick it up [to one person]. // Take it, pick it up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Qairruŋ. // Qaitk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ive it here [to one person]. // Give them here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iġġiiñ. // Niġis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at [to one person]. // Ea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Niġġiuŋ. // Niġi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at it [to one person]. // Eat i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iġiñak. // Niġiñas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eat [to one person]. // Don't ea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miġuŋ. // Imiq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rink it [to one person]. // Drink i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Igirruŋ. // Igitchigi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row it out [to one person]. // Throw them ou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Taluiġ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pen the door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Tallu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lose the door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Ikirruŋ [naniq]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urn on the light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Qamirruŋ [naniq]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urn out the light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Piiġuŋ. // Piiq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et it out of the way [to one person]. // Get it out of the way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Piiġiñ. // Pii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et out of the way, move [to one person]. // Get out of the way, mov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Mattaġiñ. // Matt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ke off your parka, coat [to one person]. // Take off your parka, coa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Kamiḷḷaġiñ. // Kamiḷḷ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ke off your boots [to one person]. // Take off your boots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Aquvittin. // Aquvitt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t down [to one person]. // Sit down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Utaqqiŋŋa. // Utaqqisit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it for me [to one person]. // Wait for m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Mauŋaġiñ. // Mauŋ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e here [to one person]. // Come her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Makittin. // Makitt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et up [to one person]. // Get up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Iŋŋaqtaaġiñ. // Iŋŋaqta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 to bed [to one person]. // Go to bed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Aullaġiñ. // Aulla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 away [to one person]. // Go away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ksikñagu. // Aksikña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touch it [to one person]. // Don't touch i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ggitqikkumautin. // Aggitqikkumaus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e again [to one person]. // Come again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Piiguqnak. // Piiguqnas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forget [to one person]. // Don't forge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Piiguqnagu. // Piiguqnasi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forget it [to one person]. // Don't forget it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Piñag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do it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Itiġiñ. // ltiġ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ke up [to one person]. // Wake up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Nuuttin. // Nuuttitch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ve [to one person]. // Move [to many people].</text:p>
          </table:table-cell>
          <table:table-cell table:number-columns-repeated="102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Taitqiḷḷag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lease say it again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Sukaiḷiḷutin uqag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peak slowly [to one person].</text:p>
          </table:table-cell>
          <table:table-cell table:number-columns-repeated="1022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Pakaknak. // Pakaknas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n't get into things. Don't dig around in things.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ECTION 6</text:p>
          </table:table-cell>
          <table:table-cell table:style-name="ce1" office:value-type="string">
            <text:p>Common Questions and <text:span text:style-name="T3">Simple </text:span><text:span text:style-name="T2">Answers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uniaqpisa? // Aqsriqityaqtaunukta. / Niksigiaqt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shall we do? / Let's go to the basketball game. / Let's go fishing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Suniaqpich? / Susukpich? / Aqsriqityaqtaunuguktuŋa. / Niksigiaġ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going to do? / What do you want to do? / I want to go to the basketball game. / I want to go fishing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vich? / Akutchiruŋa. / Agliqiruŋa. / Killaiyaqtuŋa. <text:s/>/ Puggutchiqi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doing? / I'm making Eskimo ice cream. / I'm reading. / I'm sewing. / I'm washing dishe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umik niġiñiaqpisa? / Maktaŋmik. / Paniqtamik. / Quamik. <text:s/>/ Iqaluŋ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shall we eat? / Muktuk / <text:s/>Dried fish or meat. / Frozen fish or meat. /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umik niġisukpich? / Qaqqiamik. / Asianik. / Akutumik. / Qaqqulaa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do you want to eat? / Bread. / Berries. / Eskimo ice cream. / Pilot bread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umik pisukpich? / Saviŋmik. / Atigimik. / Ulumik. / Aglaut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do you want? / A knñe. / A parka. / An ulu. / A pencil or pen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apmuŋniaqpich? / Tauqsiġñiaġviŋmun. / Aglagviŋmun. / Katimmaviŋm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going? / To the store. / To the school. / To the meeting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ani itpich? / Nullaġviŋmi. / Aglagviŋmi. / Pakitkuk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staying? / At the hotel. / At the school. / With Pakik and family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Sumiuŋuvich? / Nuataaġmiuŋuruŋa. / Qikiqtaġruŋmiuŋuruŋa. / Utqiaġviŋmiuŋuruŋa. / Sitŋasuaġmiu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from? / I'm from Noatak. / I'm from Kotzebue. / I'm from Barrow. / I'm from Nome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akikŋaqpich? / Aglagviŋmiñ. / Tupimniñ. / Mirviŋm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coming from? / From the school. / From my house. / From the airport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Qaŋa aglaan aggiqpich? / Unnuaq aggiqsuaŋa. / Uvla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did you come? / I came last night. / This morning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Qanutun maaniinniaqpich? / Week-saami. / Ukiupak. / Tatqi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long will you be here? / One week. / All winter. / One month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Suniaqpich maani? / Savaŋniaqtuŋa. / Iḷisaġ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going to do here? / I'm going to work. / I'm going to study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Qakugun aiñiaqpich? / Uvlaakun. / Uvlaakutqigun. / Ikpaksraaġ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are you going home? / Tomorrow. / Day after tomorrow. <text:s/>/ In a few days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Kisuŋnik aŋayuqaaqaqpich? / Qapuglu, Aŋutvagl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are your parents? / Qapuk and Aŋutvak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Qitunġaqaqpiich? / Ii, malġuŋnik. / Piŋasunik. / Sisamanik. / Tallima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ny children? / Yes, two. / Three. / Four. / Five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Kia una pia? / Una pigigiga. / Una pigigaa Aqim. / Una pigig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se is this? / This is mine. / This is Aqi's. / This is yours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Kia ukua piŋi? / Ukua pigigitka. / Ukua pigigai Aqim. / Ukua pigigiti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se are these? / These are mine. / These are Aqi's. / These are yours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Kiña aakan? / Aakaga Qapuk. / Qapuk aakagig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is your mother? / My mother is Qapuk. / Qapuk is my mother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Kiña aapan? / Aapaga Niksik. / Niksik aapagig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is your father? / My father is Niksik. / Niksik is my father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Aanan (ataatan) iñuuva suli? / Ii, iñuuruq aglaan utuqqaġu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your grandmother (grandfather) still living? / Yes, he/she is alive but has gotten old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Nani savakpich? / Savaktuŋa aglagviŋmi. / Naŋirvi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work? / I work at the school. / At the hospital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Qakugun aullaġniaqpich? / Uvlaakun aullaġniaqtuŋa. / Wednesday-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are you leaving? / I leave tomorrow. / On Wednesday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Utiġniaqpich iḷaatni? / Ii, upinġaaqpan utiġniaqtuŋa. / Ukiaġ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ll you(1) come back some time? / Yes, I'll come back next summer. / Next fall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Niqipiaqtuġuuvich? <text:span text:style-name="T2">/</text:span><text:span text:style-name="T4"> Ii, maktaktuġuuruŋa. / Aglaan mikigaqtulaitchuŋa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eat Native food? / Yes, I like to eat maktak. / But I don't like fermented whale meat.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Qanutuqpa taamna? /Tamałhutuqtuq. / Qupitchuŋaqtu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much does that cost? <text:span text:style-name="T2">/</text:span><text:span text:style-name="T4"> It costs a dollar. / It costs a quarter.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Kaŋiqsiviŋa? <text:span text:style-name="T2">/</text:span><text:span text:style-name="T4"> Ii, sukaiḷuuraqavich. / Naagga, kaŋiqsiŋitkikpiñ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understand me? / Yes, when you speak slowly. / No, I don't understand you.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Nakuaġiviuŋ una? <text:span text:style-name="T2">/</text:span><text:span text:style-name="T4"> Ii, nakuaġigiga. / Naagga, nakuaġiŋitkiga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like this? / Yes, I like it. / No, I don't like it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Maliglakpiiñ? / Kiik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ay I go with you? / Go ahead.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Qanuġluŋa? / Itna. / Taatn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should I do it? / Like this. / Like that.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Kiña una? / Niksik. / Aapa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is this? / Niksik. / My father.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Sumik yuuqqaġukpich? / Kuukpiamik. / Saigu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kind of hot drink do you want? / Coffee. / Tea.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Suna una Iñupiatun? / Aquppiut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this in Iñupiaq? / A chair.</text:p>
          </table:table-cell>
          <table:table-cell table:number-columns-repeated="102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Suna una Naluaġmiut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this in English?</text:p>
          </table:table-cell>
          <table:table-cell table:number-columns-repeated="102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Qanuq taiñaqpa "wolverine" Iñupiatun? / Taisuugikput "qapvik."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do you say "wolverine" in Iñupiaq? / We say, "qapvik."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7</text:p>
          </table:table-cell>
          <table:table-cell table:style-name="ce1" office:value-type="string">
            <text:p>Personal Conditions and Feeling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Kaakpiich? // Kaaliqsuŋa. / Kaa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hungry? // I'm hungry. / I'm not hungry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iġisuliqpiich? // Niġisuliqsuŋa. / Niġis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to eat? // I want to eat. / I don't want to eat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iñġaliqpiich? // Uiñġaliqsŋa. / Uiñġa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sleepy? // I'm sleepy. / I'm not sleepy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Minġuqpiich? // Minġuqtuŋa. / Minġ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tired? // I'm tired. / I'm not tired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tniġñaqpiich? // Atniġñaqtuŋa. / Atniġña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sick? <text:s/>// I'm sick. / I'm not sick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Niaqunŋuviich? // Niaqunŋuruŋa. / Niaqunŋ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 headache? // I have a headache. / I don't have a headach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Yuuqqaġukpiich? // Yuuqqaġuktuŋa. / Yuuqqaġ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a hot drink? // I want a hot drink. / I don't want a hot drink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Qiunŋuviich? // Qiunŋuruŋa. / Qiunŋuŋn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cold? // I'm cold. / I'm not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sigaiyaqpatiin? // Isigaiyaġaaŋa./ Isigaiyaŋitkaa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r feet cold? // My feet are cold. / My feet are not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Uunniqiviich? // Uunniqiruŋa. / Uunniqi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hot? // I'm hot. / I'm not hot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arraanŋuviich? // Narraanŋuruŋa. / Narraanŋ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 stomachache? // I have a stomachache. / I don't have a stomachache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lianniuqpiich? // Alianniuqtuŋa. / Alianni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lonely? // I'm lonely. / I'm not lonely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Quviasukpiich? // Quviasuktuŋa. / Quvias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happy? // I'm happy. / I'm not happy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isuliqpiich? // Aisuliqsuŋa. / Aisuli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homesick? // I'm homesick. / I'm not homesick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8</text:p>
          </table:table-cell>
          <table:table-cell table:style-name="ce1" office:value-type="string">
            <text:p>Introductions Between People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Kisuuvich? / Kiña il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are you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vaŋa Kapniaq. / Kapnia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Kapniaq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miuŋ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from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ikiqtaġruŋmiu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from Kotzebu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Kisuk aŋayuqaak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(2) are your parents(2)?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ŋutvaglu Qapuglu aŋayuqaak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ŋutvak and Qapuk are my parents(2)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ḷagivigi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my relative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ḷagigikp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ou're my relative!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Qanuq iḷagiikpiñu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we(2) related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ḷḷuġuksug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(2) are cross-cousins [meaning that our parents are brother and sister]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9</text:p>
          </table:table-cell>
          <table:table-cell table:style-name="ce1" office:value-type="string">
            <text:p>Names and General Conversation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Kiña Naluaġmiutchisi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English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tiġa Larry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name is Larry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Kiña Iñupiaqsisi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Eskimo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Iñupiaqsisiga Taġġ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Eskimo name is Taġġaq [means 'shadow']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atauran kimik Iñupiaqsisiqaq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older sister's Eskimo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aliamik Iñiupiaqsisiq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r Eskimo name is Qaliaq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ukatchian kimik Naluaġmiutchisiqaq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younger sibling's English name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Atqa Bill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is name is Bill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uvaaqatiq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married? [lit., do you have a spouse?]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U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a husband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uliaq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 wife?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Nuli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a wife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Niġukkamik tuvaaqat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spouse is Niġukkaq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Qitunġaq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children?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Qavsiñik qitunġaq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many children do you have?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Tallimanik qitunġaqaqtuuŋa, piŋasunik aŋutinik aasii malġuŋnik aġnaŋ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five children, three boys and two girls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anutun ukiutilaaqaqpich? or Qanuq utuqqautilaaq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old are you?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Iñuiññaq qulinik utuqqautila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am thirty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Qitunġatin susuuv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do your children do?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Qikiqtaġruŋmi aglak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 attend school in Kotzebu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0</text:p>
          </table:table-cell>
          <table:table-cell table:style-name="ce1" office:value-type="string">
            <text:p>Birthday and Birthplace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Nani aniruatii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were you born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uataami anirua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as born in Noatak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ani iñuuni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live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Utqiaġviŋmi iñuu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live in Barrow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umik anniviq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birthday?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Uvlupak anniviḷ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day is my birthday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Utuqqautlukpich uvamn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older than I am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aagga, iñuiññaġuqtuŋa. Nutautluktuŋa ilipn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, I am turning twenty. I'm younger than you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siivva utuqqautluktuti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thought you were older!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asiiñ ilvich, nani aniruatii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where were <text:span text:style-name="T5">you</text:span><text:span text:style-name="T4"> born?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Anchorage-mi aniruaŋ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as born in Anchorag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1</text:p>
          </table:table-cell>
          <table:table-cell table:style-name="ce1" office:value-type="string">
            <text:p>Common Noun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ŋun // Taamna aŋun uigig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t man is my husband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ġnaq // Una aġnaq nuliaġiviuŋ? / Ii, nuliaġig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man // Is this woman your wife? /Yes, she is my wife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miaq // Sisualiŋmuŋniaqtuguk umiap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oat // We(2)<text:span text:style-name="T2"> </text:span><text:span text:style-name="T4">are going to Sisualik in my boat.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upiq // Tupiqaqpich Sisuali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use // Do you have a house in Sisualik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palapkaaq // Naagga, palapka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ent // No, I have a tent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glagvik // Atchaga aglagviŋmi aglaktitchiruq Iñiupiat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hool // My aunt teaches Iñupiaq at the school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qitunġaq // Qavsiñik qitunġaqaqpisi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hild, offspring // How many children do you(2) have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ḷiḷgaaq // Iḷiḷgaat alapisa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mall child // The children are being rambunctiou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auqsiġñiaġvik // Qavsiñik tauqsiġñiaġviqaqpa Qikiqtaġru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ore/ /How many stores are there in Kotzebue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gaayuvik // Agaayyiaġnaqsiv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hurch // Is it time to go to church?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uuk // Nuataaq kuukpaq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iver <text:s/>// Noatak is on a big river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taġiuq // <text:s/>Aŋayuqaaka niksiksuqtuk taġium siña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a, ocean // My parents(2) are fishing at the beach (seashore)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mirvik // Mirviŋmuutitlaviŋ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irport // Can you take me to the airport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nuna // Pamna nuna asiaŋ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and // The land up there has lots of 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narvaq // Papkua narvat quaġaq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ake // The lakes up there have sourdock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kiktuġiaq // Upinġaami kiktuġiaŋuruq apa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squito // In summer there are lots of mosquitoes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ipmiq // Qipmiq pitu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g // The dog is unchained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tiŋmisuun // Tiŋmisuutit Sisualiŋmug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irplane // Airplanes go to Sisualik oñen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uppun // Qanusimik supputiq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ifle // What kind of rifle do you have?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sialuk // Sialuguġniaqpagguuq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ain // Is it going to rain?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Iñupiaq // Aanaqnun Iñupiuraaġuuv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ñupiaq Eskimo // Do you speak Iñupiaq to your grandmother?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Naluaġmiu // Naluaġmiu kaviqsaanik nuyaqaqtuq. // Iñupiat Naluaġmiuraalaitchut iŋiḷġa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ite person, English // The white person has red hair. <text:s/>// The Iñiupiat people didn't speak English long ago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ui // Uiga maktaktutlat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usband // My husband likes to eat muktuk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nuliaq // Nuliaġa killaiyaġ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fe // My wife sews a lot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panik // Paniiñ college-miitp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aughter // Is your daughter in college?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iġñiq // Iġñiŋa aŋuniaqtilluata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n // Her son is a good hunter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2</text:p>
          </table:table-cell>
          <table:table-cell table:style-name="ce1" office:value-type="string">
            <text:p>General Dialogue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umiuŋ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are you from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California-ġmiu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from California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aniitpich pakmapa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live now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Pakmapak Qikiqtaġruŋmiit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w I live in Kotzebu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Qanusimik savaaqaqpich Qikiqtaġru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your job in Kotzebue?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ḷisautriruŋa aglagviŋmi. / Taaktiŋuruŋa naŋirvi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teach at the school. / I'm a doctor at the hospital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iġianik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ave you eaten yet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iġiŋaitchuŋa uvlupa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n't eaten yet today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Niġiyaqtuaġl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et's(2) go eat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apmun niġiyaqtuaġuk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want to go eat?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ullaġviŋmugl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et's(2) go to the Nullaġvik Hotel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Uvamnugukpich? Iqaluut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to come to my house? I have some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Iqaluktutlaturuŋa. Qanusiuv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like fish. What kind are they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iqalukpik / sii / anigaaqtaq / iqalugru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rout / sheefish / small whitefish / chum salmon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Aarigaa, taiku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t's fine, thank you very much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Siñiktaġiaġukpich uvaptikn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to spend the night at our house?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Maaniinniaŋitchuŋa. Aullaqtuksrauruŋa anaqapa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on't be here. I have to leave this evening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Utiġuvich, maaniitchurnauti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you come back, please stay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Utiġniaqtuŋa quarterly-meetiqpata March-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ll be back for the quarterly meeting in March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Aullaġnaqsigaa. Taikuu niġipkaġluġikm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ime to go. Thank you for letting me eat.</text:p>
          </table:table-cell>
          <table:table-cell table:number-columns-repeated="1022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Qiñiġisigikpiñ <text:span text:style-name="T6">i</text:span><text:span text:style-name="T4">ḷ</text:span><text:span text:style-name="T6">aatni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ll see you again sometime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Nulianguuq halauġig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ell your wife I say hello<text:span text:style-name="T7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3</text:p>
          </table:table-cell>
          <table:table-cell table:style-name="ce1" office:value-type="string">
            <text:p>Directions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qaqsiutiqaqpa maani? / Uqaqsiutiqaqtuq tauqsiġñiaġvi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there a telephone here? / There is a telephone at the store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aami tauqsiġñiaġvik? / Naŋirvium saaŋaniittuq. Atlanik tauqsiġñiaġviqaqtuq unani taġium siña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is the store? / There is one in front of the hospital. There are other stores down by the waterfront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Qanusiuva? Kaviqsaaŋuva? / Ii, kaviqsaaŋ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it like? Is it red? / Yes, it's red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Naami aglaqaġvik? / Qaniŋaniittuq. Iññ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is the post office? / It's nearby. That's it over ther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ami aglagvik? / Qamma, college-gum akianiit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's the school? / Up that way, across from the college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Naami utuqqanaaqaġvik? / Unna, A.C.-iim maaniaŋ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's the Senior Center? / It's down that way, just this side of the A.C. stor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aami agaayuvik? / Qanusiq agaayuvi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's the church? / Which church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Friends' Church Napa-m iñaniaŋaniit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 Friends' Church is located the other side of the Napa stor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4</text:p>
          </table:table-cell>
          <table:table-cell table:style-name="ce1" office:value-type="string">
            <text:p>Weather (words/phrases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anuq itpa siḷ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is the weather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Sialuk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raining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Qannik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snowing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Anuqłiq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indy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iqiññira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sunny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iiya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traliq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freezing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tra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arm, not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Uu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hot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Taktuk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foggy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uviyaliq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cloudy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Nipta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's no visibility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Si<text:span text:style-name="T4">ḷ</text:span><text:span text:style-name="T8">agiksuq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t's good weather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Si<text:span text:style-name="T4">ḷ</text:span><text:span text:style-name="T8">agiitchuq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t's bad weather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A<text:span text:style-name="T4">ŋ</text:span><text:span text:style-name="T8">niqsuq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t's stormy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Qiun<text:span text:style-name="T4">ŋu</text:span><text:span text:style-name="T8">ru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 feel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Isigaiya<text:span text:style-name="T4">ġ</text:span><text:span text:style-name="T8">aa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My feet are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Argaiya<text:span text:style-name="T4">ġ</text:span><text:span text:style-name="T8">aa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My hands are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iutaiya<text:span text:style-name="T4">ġ</text:span><text:span text:style-name="T8">aa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My ears are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Itraiqpan qirukta<text:span text:style-name="T4">ġ</text:span><text:span text:style-name="T8">ni.aqtu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When it becomes warmer I will fetch some wood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i<text:span text:style-name="T4">ḷ</text:span><text:span text:style-name="T8">agiksikpan unia</text:span><text:span text:style-name="T4">ġ</text:span><text:span text:style-name="T8">a</text:span><text:span text:style-name="T4">ġ</text:span><text:span text:style-name="T8">ruaqtu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When the weather becomes nice, I will go out with a dog team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Kanakniqman alappaa<text:span text:style-name="T4">ŋ</text:span><text:span text:style-name="T8">uruq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When the west wind blows, it's always cold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Itraipayaaqpan natchi<text:span text:style-name="T4">ġ</text:span><text:span text:style-name="T8">ia</text:span><text:span text:style-name="T4">ġ</text:span><text:span text:style-name="T8">ruaqtuŋa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When the weather becomes warmer, I will go hunt seals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Niksigia<text:span text:style-name="T4">ġ</text:span><text:span text:style-name="T8">naqsisuuruq siiñun March-mi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It's time for shee fishing in March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Unia<text:span text:style-name="T4">ġ</text:span><text:span text:style-name="T8">aqautra</text:span><text:span text:style-name="T4">ġni</text:span><text:span text:style-name="T8">aqtut Kuuvaum Kaŋianun.</text:span>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They will have a dog race up to the Kobuk River.</text:p>
          </table:table-cell>
          <table:table-cell table:number-columns-repeated="1022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string">
            <text:p>Kobuk 440-mik atiqaqtuq.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They call it Kobuk 440.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John Baker uniaġaqautraġ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John Baker usually runs the dog races.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Upinġaksraayasigaa mann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almost spring time around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Itraiqman iḷaŋich iñuich aullaaġ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it becomes warm, some of the people go camping.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Taġium siñaanun aullaaġ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 usually go camping on the ocean beaches.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Iḷaŋich iñuich savaktuat aŋuniaġuurut umianik Qikiqtaġruŋm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st of the people who have jobs hunt with boats from Kotzebu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5</text:p>
          </table:table-cell>
          <table:table-cell table:style-name="ce1" office:value-type="string">
            <text:p>Counting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tausiq // Atautchimik aataur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e // I have one older sister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malġuk // Malġuŋnik nukatchiaqaq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wo // I have two younger siblings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piŋasut // Piŋasunik qitunġa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ree // I have three children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isamat // Sisamanik paniqaqtug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our // We(2) have four daughters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tallimat // Tallimanik iġñ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ve // I have five sons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tchaksrat // Itchaksranik tutitchiaqaqtug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x // We(2) have six grandchildren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tallimat malġuk // Tallimat malġuŋnik qipmiqaqt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ven // We have seven dogs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allimat piŋasut // Tallimat piŋasut qaitk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ight // Give me eight of them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quiliŋuġutaiḷaq // Quliŋutġutaiḷat iñuich aggiq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ine // Nine people came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qulit // Qulit aġnat atuġuurut Savaiḷiġ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en // Ten women sang on Sunday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qulit atausiq // Qulit atautchimik iqaluktuq aŋ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leven // The man caught eleven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qulit malġuk // Qulit malġuk qipmich qimuk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welve // Twelve dogs are pulling a sled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qulit piŋasut // Qulit piŋasunik kigvaluktuq aap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irteen // Father caught thirteen muskrats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kimiaġutaiḷaq // Akimiaqġutaiḷanik aglaktuaqaqtuŋa class-am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ourteen // I have fourteen students in my class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akimiaq // Pikuuttuŋa akimia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fteen // I found fifteen wild eggs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akimiaq atausiq // Paniga akimiaq atausimik ukiunik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xteen // My daughter turned sixteen years old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kimiaq malġuk // Akimiaq malġuk iñu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venteen // Seventeen people are going to Barrow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akimiaq piŋasut // Qavsiuvat tuttut? Akimiaq piŋa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ighteen // How many caribou are there? Eighteen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ñuiññaġutaiḷaq // Sappakiika iñuiññaġutaiḷaqtuqtu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ineteen // My shoes(2) cost nineteen dollars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iñuiññaq // Iñuiññanik iñugauraqaqt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wenty // We have twenty fingers and toes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iñuiññaq atausiq // Akiḷiġiga iñuiññaq atausi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wenty-one // I paid him twenty-one dollars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iñuiññaq qulit / Tatqiq iñuiññaq qulinik uvluq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irty // A month has thirty days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malġukipiaq // Qiaqpaktuŋa malġukipiamik ukiunikam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orty // I cried hard when I turned forty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piŋasukipiaq // Piŋasukipiaġu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xty // Are you sixty years old?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tallimakipiaq // Tallimakipiat iñuich tiŋmisuutikun tikitch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e hundred // One hundred people arrived by airplane.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kavluutit // Kavluutit sipitlugich iñuqaqtuq Qikiqtaġru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ousand // More than a thousand people live in Kotzebue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6</text:p>
          </table:table-cell>
          <table:table-cell table:style-name="ce1" office:value-type="string">
            <text:p>Place Name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Nuurvik // Nuurviŋmiittuŋa. // Nuurviŋñiaqtuŋa. // Nuurviŋmiñ aggiqsuŋa. // Nuurviŋmiuŋ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orvik // I'm in Noorvik. // I'll go to Noorvik. // I'm coming from Noorvik. // I'm from Noorvik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uataaq // Nuataamiittutin. // Nuataaġniaqtutin. // Nuataamiñ aggiqsutin. // Nuataaġmiuŋuruti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atak // You're in Noatak. // You'll go to Noatak. // You're coming from Noatak. // You're from Noatak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pnatchiaq // Ipnatchiamiittuq. // Ipnatchiaġruaqtuq. // Ipnatchiamiñ aggiqsuq. // Ipnatchiaġmiuŋ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eering // He/she is in Deering. // He/she will go to Deering. // He/she is coming from Deering. // He/she is from Deering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ikiqtaġru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otzebue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kuliġaq / Siiḷv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lawik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Katya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iana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visaappaat // Ivisaappaaġniaqpisii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mbler // Will you(2) go to Ambler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siŋn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ungnak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Kuuvak/Laugvi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obuk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Kaŋiq / Nunatchi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uckland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ivaliñ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ivalina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isualik // Sisualiŋniaqtuguk aakagalu uvlaa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eshaalik // My mother and I will go to Sheshaalik tomorrow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Tikiġaq // Tikiġaġmiñ tikitchuŋa uvla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oint Hope // I arrived from Point Hope this morning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Kal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oint Lay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Ulġun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inwright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Utqiaġvik // Utqiaġviksuaq paniga ikpaksr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arrow / My daughter went to Barrow yesterday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tqasu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tkasook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Nuiqsa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uiqsut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Qaaktuġv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arter Island/Kaktovik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Naqsr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aktuvuk Pass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iḷaliñ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rth Slope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Ukiuva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ing Island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Iŋal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ittle Diomede Island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Sitnasu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Qikiqt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ishmaref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Kuuyu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oyuk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Saqtul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aktoolik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Uŋalaqł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Unalakleet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Kiŋigi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les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Nasirv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ite Mountain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Siŋi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lovin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Qawiara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ary's Igloo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Qutliq/Qutlich aggiqsut aġġityaqhuti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iberia or Siberian person/The Siberians came to dance.</text:p>
          </table:table-cell>
          <table:table-cell table:number-columns-repeated="102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Kuuva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Kobuk River</text:p>
          </table:table-cell>
          <table:table-cell table:number-columns-repeated="102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Kuukpak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ukon River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7</text:p>
          </table:table-cell>
          <table:table-cell table:style-name="ce1" office:value-type="string">
            <text:p>Dialogue on Place Name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akugun aullaġniaqpich Isiŋnam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will you travel to Shungnak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vlaakun aullaġ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leaving tomorrow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siŋnaġniaŋnitchuŋa, Nuurviŋñ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on't be going to Shungnak. I'll go to Noorvik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uniaqpich Nuurvi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will you do in Noorvik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Katimmatyiaġ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ll go to a meeting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Nulian/Uiñ aullaġniaqmiv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your wife/husband going too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aagga, paggitriñiaqtuq iḷiḷgaa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, she/he is staying home with the children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ḷannaqaqpich Nuurvi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friends in Noorvik?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ḷaqaqtuŋa Nuurviŋ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relatives in Noorvik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ḷḷutkut Nuurviŋmi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cross-cousin and family live in Noorvik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Qanutun uŋasiksilaaqaqpa Qikiqtaġruŋm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far is it from Kotzebue?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Thirty minutes tiŋmiñaqtuq, aasii aputikuaġutikun piŋasut sassaġniġ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hirty minutes by airplane or three hours by snowmachine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Aqaluuva Nuurviŋmi, Kuuvaum Kuuŋan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there lots of fish in Noorvik in the Kobuk River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Ii, aqalukpiqaqtuq, siiñiglu, aqalugruaniglu, siulirjnigl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there are trout, sheefish, salmon, and northern pike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Nuurvik ikpiŋmiittuq, Kuuvaum siñaaniit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oorvik is on a bluff on the banks of the Kobuk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Atlamik nunaaqqiqaqpa Nuurvium qaniŋan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there another village close to Noorvik?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Ii, Katyaaq uŋasiŋitchuq. Kuuvuŋmiitmi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Kiana isn't far. It's on the Kobuk too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Qanutun piiññiaq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long will you be gone?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Week-saa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e week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18</text:p>
          </table:table-cell>
          <table:table-cell table:style-name="ce1" office:value-type="string">
            <text:p>The Season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pinġaksraq // Upinġaksraqman atiġuur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pring // In spring we go out to camp on the coast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pinġaaq // Upinġaami iqaluŋniaġuurugut, uunaqmi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ummer // In summer we fish and it's hot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kiaq // Ukiaġmi tuttuliaġuur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utumn // In autumn we hunt caribou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ukiuq // Ukiumi anuqliġuuruq, alappaaŋupmi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nter // In winter it's windy and cold.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ECTION 19</text:p>
          </table:table-cell>
          <table:table-cell table:style-name="ce1" office:value-type="string">
            <text:p>Time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assaq sumuiḷiva // Sassaq qanuq iḷiv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time is it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Five o'clock-tuq. // Five o'clock qaaŋiġ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five o'clock. // It's past five o'clock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kasiḷḷapiaqtuq piv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ime is really going fast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iqiñġuraq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a watch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Katimanaqsi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ime for the meeting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umuiḷipman aglagiaġuuv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time does school start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iñaqsiruq. // Aiñaqsiga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time to go home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iŋmiat aggiyasiaqs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almost time for geese to arrive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glaŋaiyas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hool is almost out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Taamuŋaġisiruŋa naatchigum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ill come over when I'm done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Larry-tkutnuŋniaqtugut seven o'clock-p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 will go to Larry's place at seven o'clock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Uvlaami utiġniaqtuŋa Fairbanks-m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ill return to Fairbanks in the morning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Qakugun niġiñiaqpis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will we eat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naktaġruaqtut anaqapa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will be Eskimo games tonight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1" office:value-type="string">
            <text:p>SECTION 20: Days of the <text:span text:style-name="T1">week </text:span><text:span text:style-name="T2">(Inupiaq names for the days are not used very often, and English names are used instead.)</text:span>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Savaiḷiq, Savalliiḷiq, Ilaqatchiiḷiq, Qitchiiḷiq, Sisammiiḷiq, Tallimiiḷiq, Itchaksriiḷiq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unday, Monday, Tuesday, Wednesday, Thursday, Friday, Saturday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ullaġniaqtuŋa Savaŋḷigxr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leaving on Sunday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vlupak Savaitchugut (Savalliuqtugut, Ilaqatchiuqtugut, Qitchiurugut, Sisammiuqtugut, Tallimiuqtugut, Itchaksriuqtugut)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day is Sunday (Monday, Tuesday, Wednesday, Thursday, Friday, Saturday)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uŋŋuqpa uvlupa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the date today?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Uvlupak March ten-ŋu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day is March tenth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1</text:p>
          </table:table-cell>
          <table:table-cell table:style-name="ce1" office:value-type="string">
            <text:p>Food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siaq // Asiat nakuullapiaqtut. // Asiaksriñ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rry // The berries are really good. // Give me some 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qpik // Aqpiich iñugiaktut. // Aqpiŋñiaġ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almonberry // The salmonberries are plentiful. // I want to go pick salmon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asiavik // Asiaviich uquaqtaaŋurut. // Asiaviksuġ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lueberry // Blueberries are blue. // I want to eat blue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paunġaq // Paunġat taaqtaaŋurut. // Paunġat nakuurut akutu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lackberry // Blackberries are dark in color. // Blackberries are good in Eskimo ice cream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kipmiŋñaq // Kipmiŋñat siiġñ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ow-bush cranberry // Cranberries are sour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qpiŋñaq // Aqpiŋñat iñugiaŋitch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nagoonberry // Nagoonberries are scarc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siutiŋŋuaq // Siutiŋŋuat igan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ried fruit // Dried fruit can be cooked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asiatchauraq // Asiatchauraqtuġu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aisin // I eat raisin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siaqpak // Asiaqpaich Alaska-mi nausuitch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iece of large fruit, like apple, orange // Apples, oranges don't grow in Alaska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kutuq // Akutchisuuruq aakaga. // Akutuqtutlav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skimo ice cream // My mother makes Eskimo ice cream. // Do you like Eskimo ice cream?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qaqquq // Qaqqunik tauqsiġuktuŋa. // Qaqquqtuġuk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oaf of bread // I want to buy some loaves of bread. // Do you want some bread to eat?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imiġauraq // Imiġauraq taġirrianiktuq. // Imiġauraliu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ew // The stew is already salted. // I am making stew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qaqqulaaq // Iḷiḷgaat qaqqulaaqtuġuurut. // Qaqqulaaqtuġuurugut imiġauraqtuqapt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ilot bread // Children like to eat pilot bread. // We eat pilot bread with stew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paniqtaq // Paniqtaqtuġuurugut nullautchiqapta. // Paniqsisuurugut upinġaa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ried fish // We eat dried fish with dinner. // We make dried fish in summer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igamaaqłuk // Igamaaqłuktuġuuruŋa uqsrumik. // Igamaaqłuich igaaġruaġ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oked partially dried salmon // I eat half-dried salmon with seal oil. // Half-dried salmon are good as leftovers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kuukpiaq // Aanaga kuukpirriuġuuruq uvlaami. // Kuukpiaqtuġuk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ffee // My mother makes coffee in the morning. // Would you like coffee?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saigu // Saigu una isuqtuq. // Saigumik yuuqqaġ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ea // This tea is brewed strong. // I would like to drink some tea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yuuqqaq // Yuuqqaġukpiich? // Aŋutit yuuqqaġuk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t drink // Would you like a hot drink? // The men want a hot drink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miq // Imiq nigliñaqtuq. // Imiq kuviñag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ter // The water is cold. // Don't spill the water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2</text:p>
          </table:table-cell>
          <table:table-cell table:style-name="ce1" office:value-type="string">
            <text:p>Household Item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tiivlu, niġġivik // Allaqtiġlich tiivl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ble // Wipe the table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kuukpialiuġvik // Kuukpialiuġvik imaqaqpa sul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ffee maker // Is there coffee still in the coffee maker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siñigviich // Siñigviich nuullich. / Illiuġlug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d // Move the bed. / Make the bed for them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ikniġvik // Ikniġvik uu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ove // The stove is hot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niq // Ikirruŋ naniq. <text:s/>/ Qamillich nann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ight // Turn the light on. / Turn the lights off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ulu // Ulu qairruŋ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mi-circular knife, ulu // Give me the ulu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galiq // Igaliq piiy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ndow // The window is broken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alukuyaaq // Talukuyaaġli igali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urtain or shade // Draw the curtain [over the window]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alu // talluuŋ / Talu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or // Close the door. / The door is open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utkusik // Utkusiŋmun imiġauraliuġni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ot // I will make soup in the pot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tanirrun // Tanirrutit niviŋa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p // The mop is hanging up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ilakuutit // Silakuutit ukua nutaaŋ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room // This broom is new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3</text:p>
          </table:table-cell>
          <table:table-cell table:style-name="ce1" office:value-type="string">
            <text:p>Fish, Animals, Birds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iqaluk, aqaluk, qaluk // Iqaluktuġ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sh // Have some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iqalugruaq // Iqalugruaqaqpa maan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almon // Is there any salmon around here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qalukpik // Iqalukpiich quaġ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rout // Trout make good frozen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ii // Siich aŋ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heefish // Sheefish are big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uugaq // Ukiaġmi manaqtuġuurut uukkan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mcod // In the fall they hook for tomcod through the ice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łqhuaġniq // Iłqhuaġniqtutlatur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melt // I love to eat smelt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uqsruqtuuq // Uqsruqtuut qivli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rring // Herring are shiny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uttu // Tuttuli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aribou // They have gone caribou hunting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iniikaq // Tmiikat aŋ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oose // Moose are big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atchiq // Natchiich amiġ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al // Seals have good hides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ugruk // Ugruich paniqtitchuugiv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arded seal // We dry the bearded seal meat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iviq // Aivġich tipisuugai taġium siñaan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alrus // Walrus often wash up on the beach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sisuaq // Sisuat aggipiatliaq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luga // Beluga hardly come anymore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kłaq // Akłat iqsñl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ar // Bears are scary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pałuqtaq // Pałuqtamik nasautiq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eaver // He has a beaver hat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qapvik // Qapviich isiġvig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lverine // Wolverine make good ruffs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maġuq // Amaqqut isiġvigikmi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lf // Wolves also make good ruffs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niutuiyiq // Niutuiyit ukalliqsuġ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ynx // Lynx eat rabbits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kigvaluk // Kigvaluŋnik atigiqaq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uskrat // I have a muskrat parka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siksrik // Siksriŋniaguuruq qipmiġ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round squirrel // My dog hunts ground squirrels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tiŋmiaq // Tiŋmiat ivasuurut maani upinġaksra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ird, duck, goose // Birds lay their eggs around here in the springtime. ·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qiḷġiq // Qiḷġich aggiqqaaġuuru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awk // Hawks arrive the very first [of all the birds in spring]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nauyaq // Nauyat aggiġñaġiaġ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agull // Seagulls usually arrive early [in spring]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tulugaq // Tulukkat ta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aven // Ravens are black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kurugaq // Kurukkat kumaq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intail duck // Pintail ducks have bugs.</text:p>
          </table:table-cell>
          <table:table-cell table:number-columns-repeated="102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mitqutaiḷaq // Mitqutaiḷat nipat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ctic tern // Arctic terns are noisy.</text:p>
          </table:table-cell>
          <table:table-cell table:number-columns-repeated="102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qugruk // Qugruich quŋusiqpaq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wan // Swans have long necks.</text:p>
          </table:table-cell>
          <table:table-cell table:number-columns-repeated="102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tatirgaq // Tatirgat kanaakt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andhill crane // Cranes have long legs.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aahaaliq // Aahaallich narvaniitchw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ldsquaw [long-tailed] duck // Oldsquaws are found in lakes.</text:p>
          </table:table-cell>
          <table:table-cell table:number-columns-repeated="102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niġliq // Niġliġich imiġauraġiks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lack brant goose // Black brants make good soup.</text:p>
          </table:table-cell>
          <table:table-cell table:number-columns-repeated="102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ukpik // Ukpiktuġuurut iḷaŋich iñu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nowy owl // Some people eat snowy owl.</text:p>
          </table:table-cell>
          <table:table-cell table:number-columns-repeated="102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kuukukiaq // Tusaasuġnaqtut kuukuki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mon snipe // It's good to hear the common snipe.</text:p>
          </table:table-cell>
          <table:table-cell table:number-columns-repeated="102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tiŋmiaqpak // Tiŋmiaqpaich ipkua nuŋusuknaq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agle // The giant eagles of long ago must be extinct.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ECTION 24</text:p>
          </table:table-cell>
          <table:table-cell table:style-name="ce1" office:value-type="string">
            <text:p>Eating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umik niġisuk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do you want to eat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ullautchiŋaitchuŋa uvv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n't eaten dinner yet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iġiñiaġisiñiqs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n we will eat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aikuu, iŋilġaan niqipiaqtuŋitch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nk you, I haven't eaten Eskimo food in<text:span text:style-name="T2"> </text:span><text:span text:style-name="T4">a long time.</text:span>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Qurriiñiaqtuq uvva iġniġ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son here will prepare [and cut] some frozen fish and meat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Niqipiaŋitchuni niġisuŋ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you don't have any Eskimo food, you really crave it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Puuqtuiŋurallakkisiñiqs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n I will fix a sack [of food] for you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ḷannaqaqtuni tavra nakuullapi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good to have close friend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siaqtuġuk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want some berries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siaqtullaktuni nakuunay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 would be very good indeed to have some berries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Tuqłuġumagikma mauŋaaqsiguvich iḷaat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all me when you plan to come here sometime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amma mauŋaġnialgitchuŋa ukiuġ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or your information, I will come here again next year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Aarigaa, niġiñiaġisiḷgiññiqs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Good, we will eat together again then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5</text:p>
          </table:table-cell>
          <table:table-cell table:style-name="ce1" office:value-type="string">
            <text:p>Conference with the Teacher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Hello. Isiġnaqtuq. Aquppiutaq uvv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llo. Come in, please. Here is a chair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ppointma-qaqtuŋa one o'klaa-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have an appointment at one o'clock.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vlupak aŋayuqaallu, aglaktillu uvlu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oday is parent-teacher day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anuq sanuna Bubba aglak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is Bubba doing in school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kuuruq, kisirrutit nakuaġigai, aglaan Uaatni agliqisupialaitch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Very good, he likes math, but sometimes does not really like to read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gliqqutigaluaġiga ataramik kiŋunig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read to him at home all the time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Makpiġaaqaġaluaqtuq maani, aggisuutrisukkuv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are books here if you would like to bring some home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akuuruq, makpiġaaqaqtugut supayaa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t's okay, we have all kinds of book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gliqivsaaġutiniaqpiuŋ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ill you continue to read to him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i, kaŋiqsitqugiga agliqiamiñ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I want him to be able to comprehend his reading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Aarigaa, tuqłuġisigikpiñ nakuuqsitmukp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Very good. I will call or let you know when his reading improves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6</text:p>
          </table:table-cell>
          <table:table-cell table:style-name="ce1" office:value-type="string">
            <text:p>At the Store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anuq it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re you?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Tamauŋaġataġniqsutin, qanuqaviḷḷ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ou finally came, and what might you be here for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Kikiaguranik paka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looking for some small nail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Sulilgit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re you making again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Tamaani, grub box-aliuġukł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ant to build a grub box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kka, talum piani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ver there by the door [are nails].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asiiñ, aġimñiqaq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do you have any hinges?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kka, silakuutit tunuatni 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're across there, behind the broom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Qaġruqaqpa twenty-two-m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have cartridges for a twenty-two rifle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ŋuniaġiaġniaqpi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going hunting?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ġñiġa siksrigiaġniaqtuq uvlaa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son is going squirrel hunting tomorrow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ialuksiutiqaġukmi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 also wants a raincoat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Kivva, atnuġaani 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 are in there with the clothing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Sappakich aasiiñ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bout boots?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Piitchuq, aggiŋaitchut sul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are none. They haven't come in yet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Akłunaamiglu umianun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about rope for boats?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Marra saŋŋiruat akłunaat aggiqpaalluktu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ere is some strong rope which has just arrived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Qanutun pisukp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much do you want?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ñuiññatun taktilaam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bout twenty feet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Napmun aullaġniaqpis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will you(3+) be going?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alluġmi siksrig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are lots of squirrels at Salluq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Kia atigiliaŋa taamna? Qupalluataqaġniqs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made that parka? It has nice trim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Tauqsiġḷagu nuliamnun. Anniviḷiñiaqtuq uvlaa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d like to buy it for my wife. It's her birthday tomorrow.</text:p>
          </table:table-cell>
          <table:table-cell table:number-columns-repeated="102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Iḷisimaviuŋ aanaga, Suuyuk? <text:span text:style-name="T9">Si</text:span><text:span text:style-name="T4">ḷa</text:span><text:span text:style-name="T9">lli</text:span><text:span text:style-name="T4">ġ</text:span><text:span text:style-name="T9">igiga. </text:span><text:span text:style-name="T4">Killaiyalguruq.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Do you know my grandmother Suuyuk? She's my neighbor. She's a good seamstress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Akiḷiġlagich. Qanutun akiqaqp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et me pay now. What is the total cost?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7</text:p>
          </table:table-cell>
          <table:table-cell table:style-name="ce1" office:value-type="string">
            <text:p>Going Camping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ullaaġniaqtuŋa Pipe Spit-mun uvlaak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'm going camping at Pipe Spit tomorrow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Kisut aglaan aullaaġniaqmiv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o else will be going along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vaŋalu, iḷiḷgaallu, utuqqanaallu iḷaŋ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self, some children, and some elder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anuq aullaaġniaqpis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will you(3+) go to camp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Umiaqtuġut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'll go by boat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avsiñik umianik atuġniaqpis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many boats will you(3+) take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Piŋasunik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ree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Palapkaat itqanaiŋaniktut. Puuksraaqaqmi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 tents are already there. We all have sleeping bag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Niqautit itqanaiŋanikpaat? Umiat usiḷiiñaqsiva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s the food all ready? Are the boats loaded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Taquat takanna iñugiaktut, apa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's lots of food for the journey down on the beach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Suniaqpisi aullaaġviŋ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will you(3+) all do at camp?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Kuvriqqaaġisirugut iqalukpiŋñ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rst, we'll set a net for trout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Iqalukkupta, siiŋñiaġiv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we catch fish, we'll cut them to make dried fish.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Aasii, niqsaġiaġniaqtugut siku nakuuqsikp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we'll go hunt sea mammals [seals and walruses] when the ice is good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Niqsaġupta, piḷaŋniaġiv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we catch seals, we'll butcher them.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Uqsriñiaqtugut, uqsruġaniñ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 will also make seal oil from the blubber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Paniqpata iqaluiḷḷu niqillu, tugvaġniaġiv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n the fish and meat are dry, we will store them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Iḷisautiniaqpisigiŋ iḷiḷga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e you going to teach the children how to do this?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i, utuqqanaat iḷitqugaich iḷiḷga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the elders want to teach the chikiren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CB-ġumagikma tikitkuvsi piŋiksraġniaŋitchuma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all me on the CB radio when you arrive, so that we won't worry.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ECTION 28</text:p>
          </table:table-cell>
          <table:table-cell table:style-name="ce1" office:value-type="string">
            <text:p>Egg Hunting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pinġaksrami manniŋñiaġuurug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n the spring, we hunt for wild eggs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apmun mannigiaġuuvich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do you go to hunt eggs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Tuvaaqatigalu manniagiaġniaqtuguk Chamisso Islands-n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y spouse and I are going to the Chamisso Islands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Qanuq manniŋñiaġuuvat, mayuġnaqpa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do they hunt eggs? Do you have to climb up?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Ii, mayuġnaqtuq, suli iḷaatni qauyaġnaqsisuuruq sialukma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you have to climb and sometimes it gets slippery when it rains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Qanutchiñik manniqaqp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kinds of eggs are there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kpaaluurallu, nauyatchiallu ivasuurut ipnani tavr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urres and lesser gulls [smaller than seagulls] nest in the cliffs there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Suqaqpa atlamik qikiqtami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else is on the island?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ukkaayuqaqtuq, suli ikuusuqaqtuq qaaŋani; nauqpaguu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is sea lovage and wild celery on top of the island; they grow tall.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ḷaatni maliguktuŋ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 would like to go along some time.</text:p>
          </table:table-cell>
          <table:table-cell table:number-columns-repeated="102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i, aglaan qaunaginiaġikpiñ. Nuyuaġnaqtuq naluru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es, but I will have to watch you closely. It's dangerous when you don't know [the place].</text:p>
          </table:table-cell>
          <table:table-cell table:number-columns-repeated="102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uli, kitiqaqtuq nunapiami taġium siñ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there is white gravel on the mainland beach.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Sunauna kitik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at is white gravel?</text:p>
          </table:table-cell>
          <table:table-cell table:number-columns-repeated="102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Qatiqtuq, atuġuugaat mitquiqsiruni atuŋaŋnun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hite and they use it when they take the fur off the ugruk hide when making hard soles for mukluks.</text:p>
          </table:table-cell>
          <table:table-cell table:number-columns-repeated="102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Qanuq atuġuuvatruŋ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do they use it?</text:p>
          </table:table-cell>
          <table:table-cell table:number-columns-repeated="102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Mitquanun piqqaaqługu aasiiñ piiyaqługu mitq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First they put it on the fur side [of the mukluk bottom] and then they scrape off the fur.</text:p>
          </table:table-cell>
          <table:table-cell table:number-columns-repeated="102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arigaa, iḷitchivsaalgitchuŋauvva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at's great, I've learned something more.</text:p>
          </table:table-cell>
          <table:table-cell table:number-columns-repeated="102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Iganaqtut manniich qalatitlug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 eggs must be boiled [before they are eaten].</text:p>
          </table:table-cell>
          <table:table-cell table:number-columns-repeated="102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Iḷaŋich uqsrumun puunun iḷisuugaich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me people store them in seal oil in pokes.</text:p>
          </table:table-cell>
          <table:table-cell table:number-columns-repeated="102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Manniksuqtuni nak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good to eat eggs.</text:p>
          </table:table-cell>
          <table:table-cell table:number-columns-repeated="102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Nauyat manniŋich aŋir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agull eggs are large.</text:p>
          </table:table-cell>
          <table:table-cell table:number-columns-repeated="102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Atautchiḷhiñamik manniŋmik cay-ḷiuġnaq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You can bake a cake using only one egg.</text:p>
          </table:table-cell>
          <table:table-cell table:number-columns-repeated="102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Puvsakpauraġuur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 makes it [the cake] rise a lot.</text:p>
          </table:table-cell>
          <table:table-cell table:number-columns-repeated="102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Mannipianiñ unnii nakuutluk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way better than with store-bought eggs.</text:p>
          </table:table-cell>
          <table:table-cell table:number-columns-repeated="102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Yoi, niġiḷḷuaqtuat asu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ow, they sure eat good food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ION 29</text:p>
          </table:table-cell>
          <table:table-cell table:style-name="ce1" office:value-type="string">
            <text:p>Hunting for Molting Ducks (dialogue)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Isanniatlaiqsugut maa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e hardly hunt for molting ducks around here.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Suvaata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y not?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ññiqpaitḷun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is too much activity.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Aglaan samma ñluiḷaamiittut isa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But there are molting ducks where there are no people.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Iŋiḷġaan isaqaġuuruaq Anigaami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 long time ago there used to be some in Anigaaq.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umiitpa Anigaaq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Where is Anigaaq located?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Sisualgum avanitchiaŋaniittu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It's past Sisualik.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amaani ivigaani isaqaġuuniqsuaq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re used to be molting ducks there in the grass.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asii pakma, piiqpaat?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How about now, are they gone?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Piiqsut, avani iñuiḷaamiittut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hey're gone. They are over where there's not much traffic.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4" table:number-rows-repeated="104742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" svg:font-family="Times" style:font-pitch="variable"/>
    <style:font-face style:name="Times New Roman" svg:font-family="'Times New Roman'" style:font-pitch="variable"/>
    <style:font-face style:name="Verdana" svg:font-family="Verdana" style:font-pitch="variable"/>
    <style:font-face style:name="%U*•'F0ˇøç˝$" svg:font-family="%U*•'F0ˇøç˝$" style:font-family-generic="swiss" style:font-pitch="variable"/>
    <style:font-face style:name="'Z*•'F0ˇøç˝$" svg:font-family="'Z*•'F0ˇøç˝$" style:font-family-generic="swiss" style:font-pitch="variable"/>
    <style:font-face style:name="Arial" svg:font-family="Arial" style:font-family-generic="swiss" style:font-pitch="variable"/>
    <style:font-face style:name="ÿ◊%•'F0ˇøç˝$" svg:font-family="ÿ◊%•'F0ˇøç˝$" style:font-family-generic="swiss" style:font-pitch="variable"/>
    <style:font-face style:name="’Ü*•'F0ˇøç˝$" svg:font-family="’Ü*•'F0ˇøç˝$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 style:data-style-name="N2" text:time-value="0000-00-00T20:26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Unruh</meta:initial-creator>
    <meta:creation-date>2013-02-11T20:03:39</meta:creation-date>
    <dc:date>2013-02-22T20:33:53</dc:date>
    <meta:generator>LibreOffice/4.0.0.3$MacOSX_x86 LibreOffice_project/53fd80e80f44edd735c18dbc5b6cde811e0a15c</meta:generator>
    <meta:editing-duration>P0D</meta:editing-duration>
    <meta:editing-cycles>2</meta:editing-cycles>
    <meta:document-statistic meta:table-count="1" meta:cell-count="170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